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'lucida grande', tahoma, verdana, arial, sans-serif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141823" style:font-name="Helvetica" fo:font-size="9.75pt" fo:letter-spacing="normal" fo:font-style="normal" fo:font-weight="normal"/>
    </style:style>
    <style:style style:name="T7" style:family="text">
      <style:text-properties fo:font-variant="normal" fo:text-transform="none" fo:color="#141823" style:font-name="Helvetica" fo:font-size="9.7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41823" style:font-name="Helvetica" fo:font-size="9.75pt" fo:letter-spacing="normal" fo:font-style="normal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ACTA FUNDACIONAL DA</text:p>
      <text:p text:style-name="P2">“ASOCIACIÓN COLONIAS CANGUESAS”</text:p>
      <text:p text:style-name="P3"/>
      <text:p text:style-name="P4"><text:span text:style-name="T1">A secretaría da asociación Colonias Canguesas presenta nova acta fundacional en substitución a de o 21 de Marzo de 2014 acordada na asemblea xeral </text:span>na localidade de <text:span text:style-name="T3">Cangas do Morrazo</text:span>, o día<text:span text:style-name="T3"> 10 de <text:s/>Setembro </text:span>do ano <text:span text:style-name="T2">2014</text:span> ás <text:span text:style-name="T3">17:30 horas</text:span>, reúnense:</text:p>
      <text:p text:style-name="P4"/>
      <text:p text:style-name="P4">D./Dª. <text:span text:style-name="T3">Lorena Daponte Campos</text:span> con DNI nº <text:span text:style-name="T3">77001012 W</text:span><text:span text:style-name="T5"> </text:span>veciña de <text:span text:style-name="T3">Tameiga-Mos </text:span>con domicilio en<text:span text:style-name="T3"> Cº de Outeiro, 12 </text:span>, C.P. <text:span text:style-name="T3">36416 <text:s/></text:span>, concello de <text:span text:style-name="T3">Mos</text:span>, provincia de <text:span text:style-name="T3">PONTEVEDRA</text:span> e con nacionalidade <text:span text:style-name="T3">Española</text:span>.</text:p>
      <text:p text:style-name="P4">D./Dª. <text:span text:style-name="T4">Rocío Romero Rouco</text:span> con DNI nº <text:span text:style-name="T4">53114055 V</text:span> veciña de <text:span text:style-name="T4">Cangas do Morrazo</text:span> con domicilio en <text:span text:style-name="T4"><text:s/>Avd. Ferrol, 10 1ºF</text:span>, C.P. <text:span text:style-name="T4">36940</text:span>, concello de <text:span text:style-name="T4">Cangas do Morrazo</text:span>, provincia de <text:span text:style-name="T4">PONTEVEDRA</text:span> e con nacionalidade <text:span text:style-name="T4">ESPAÑOLA</text:span>.</text:p>
      <text:p text:style-name="P4">D./Dª <text:s/><text:span text:style-name="T3">Paula Martínez Martínez</text:span> con DNI nº <text:span text:style-name="T8">77011146Q</text:span> <text:s/>veciña de <text:span text:style-name="T3">Cangas do Morrazo</text:span> con domicilio en <text:span text:style-name="T3">Avd. Lugo 19 A, 1º D</text:span>, C.P. <text:span text:style-name="T3">36940,</text:span> concello de <text:span text:style-name="T3">Cangas do Morrazo</text:span> e con nacionalidade <text:span text:style-name="T3">Uruguaya</text:span>.</text:p>
      <text:p text:style-name="P4">D./Dª <text:s/><text:span text:style-name="T3">Nelson Pedrosa Pena</text:span> con DNI nº <text:span text:style-name="T3">36175073 Y</text:span> veciño de <text:span text:style-name="T3">Cangas do Morrazo</text:span> con domicilio en rúa <text:span text:style-name="T3">Avd. Marín 20, p2 3C</text:span>, C.P. <text:span text:style-name="T3">36940,</text:span> concello de <text:span text:style-name="T3">Cangas do Morrazo</text:span> provincia de <text:span text:style-name="T3">PONTEVEDRA</text:span> con nacionalidade <text:span text:style-name="T3">ESPAÑOLA</text:span>.</text:p>
      <text:p text:style-name="P4"/>
      <text:p text:style-name="P4">ACORDAN:</text:p>
      <text:p text:style-name="P4">1. Constituír unha asociación sen ánimo de lucro, ó abeiro da vixente Lei orgánica</text:p>
      <text:p text:style-name="P4">1/2002, de 22 de marzo, reguladora do dereito de asociación, inscribíndoa no Rexistro Provincial de Pontevedra, <text:s/>denominada <text:span text:style-name="T3">COLONIAS CANGUESAS,</text:span> que desenvolverá preferentemente as súas actividades no ámbito municipal de cangas do Morrazo, e terá o seu domicilio en <text:span text:style-name="T3">Avenida Ferrol, 10, 1ºF</text:span>, os seus fins principais son:</text:p>
      <text:p text:style-name="P4">a. Control de colonias de gatos, mediante a esterilización de parte ou todos os membros das mesmas.</text:p>
      <text:p text:style-name="P4">b.Recoller ós gatos que estean enfermos e darlles acollida ata a súa recuperación ou adopción.</text:p>
      <text:p text:style-name="P4">c. Dar en adopción con seguimento os casos que a precisen.</text:p>
      <text:p text:style-name="P4">2. <text:s/>Consensuar os estatutos polos que se vai rexer a asociación lidos neste mesmo acto e</text:p>
      <text:p text:style-name="P4">aprobados pola unanimidade dos asistentes, que se incorporan como anexo a esta acta.</text:p>
      <text:p text:style-name="P4"><text:soft-page-break/>3. <text:s/>Elixir o órgano provisional de goberno da asociación, composto polas persoas que se</text:p>
      <text:p text:style-name="P4">relacionan de seguido, ás que se facultan para a tramitación da inscrición da</text:p>
      <text:p text:style-name="P4">asociación no rexistro correspondente de asociacións:</text:p>
      <text:p text:style-name="P4"/>
      <text:p text:style-name="P4">Presidente/a: Dª. <text:span text:style-name="T3">Lorena Daponte Campos</text:span> DNI nº <text:span text:style-name="T3">77001012W</text:span> con<text:line-break/>domicilio en <text:span text:style-name="T3"><text:s/>Camiño de Outeiro nº 12, Tameiga <text:s/></text:span>localidade <text:span text:style-name="T3">Mos</text:span>, con teléfono <text:span text:style-name="T3">661240574.</text:span></text:p>
      <text:p text:style-name="P4">Secretario/a: Dª.<text:span text:style-name="T3"> Nelson Pedrosa Pena</text:span>,con DNI nº <text:span text:style-name="T3">36175073 Y</text:span> con domicilio en <text:span text:style-name="T3">Avd. Marín 20, p2 3C</text:span>, , localidade <text:span text:style-name="T3">Cangas do Morrazo</text:span> e con teléfono <text:span text:style-name="T3">609815776</text:span>.</text:p>
      <text:p text:style-name="P4">Tesoureiro/a: Dª. <text:span text:style-name="T3">Rocio Romero Rouco</text:span> con DNI nº <text:span text:style-name="T4">53114055 V</text:span> <text:s/>con domicilio en <text:span text:style-name="T4">Avd. Ferrol, 10 1ºF</text:span>, localidade <text:span text:style-name="T3">Cangas do Morrazo</text:span>, e con teléfono <text:s/><text:span text:style-name="T3">666225765</text:span>.</text:p>
      <text:p text:style-name="P4">E sen máis asuntos que tratar levántase a sesión, cando son as <text:span text:style-name="T3">21'00</text:span> horas do día<text:span text:style-name="T3"> <text:s/>10 de setembor</text:span>.</text:p>
      <text:p text:style-name="P1"/>
      <text:p text:style-name="P1">Sinatura de todos os promotores ou fundadores:</text:p>
      <text:p text:style-name="P1"/>
      <text:p text:style-name="P1"/>
      <text:p text:style-name="P1"/>
      <text:p text:style-name="Standard"/>
      <text:p text:style-name="Standard"><text:s text:c="8"/></text:p>
      <text:p text:style-name="Standard"><text:s text:c="13"/>PRESIDENTE <text:s text:c="73"/>SECRETARIO <text:s text:c="74"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3"/>TESOUREIRO <text:s text:c="7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'lucida grande', tahoma, verdana, arial, sans-serif"/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ticia</meta:initial-creator>
    <dc:creator>Cora daponte</dc:creator>
    <meta:editing-cycles>18</meta:editing-cycles>
    <meta:creation-date>2014-03-20T22:23:00</meta:creation-date>
    <dc:date>2014-09-12T11:36:48.19</dc:date>
    <meta:editing-duration>PT34M47S</meta:editing-duration>
    <meta:generator>OpenOffice/4.0.0$Win32 OpenOffice.org_project/400m3$Build-9702</meta:generator>
    <meta:document-statistic meta:table-count="0" meta:image-count="0" meta:object-count="0" meta:page-count="2" meta:paragraph-count="26" meta:word-count="455" meta:character-count="30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